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07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##gff-version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184" calcext:value-type="float">
            <text:p>184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3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184" calcext:value-type="float">
            <text:p>184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3.sRNA;Parent=RNA3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184" calcext:value-type="float">
            <text:p>184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3.sRNA.exon;Parent=RNA3.sRNA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275" calcext:value-type="float">
            <text:p>27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35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275" calcext:value-type="float">
            <text:p>27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35.sRNA;Parent=RNA35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278" calcext:value-type="float">
            <text:p>278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35.sRNA.exon;Parent=RNA35.sRNA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362" calcext:value-type="float">
            <text:p>362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31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362" calcext:value-type="float">
            <text:p>362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31.sRNA;Parent=RNA31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387" calcext:value-type="float">
            <text:p>387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31.sRNA.exon;Parent=RNA31.sRNA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438" calcext:value-type="float">
            <text:p>438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6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438" calcext:value-type="float">
            <text:p>438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6.sRNA;Parent=RNA6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438" calcext:value-type="float">
            <text:p>438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6.sRNA.exon;Parent=RNA6.sRNA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506" calcext:value-type="float">
            <text:p>50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34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506" calcext:value-type="float">
            <text:p>50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34.sRNA;Parent=RNA34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506" calcext:value-type="float">
            <text:p>50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34.sRNA.exon;Parent=RNA34.sRNA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716" calcext:value-type="float">
            <text:p>716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37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716" calcext:value-type="float">
            <text:p>716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37.sRNA;Parent=RNA37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716" calcext:value-type="float">
            <text:p>716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37.sRNA.exon;Parent=RNA37.sRNA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692" calcext:value-type="float">
            <text:p>692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38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692" calcext:value-type="float">
            <text:p>692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38.sRNA;Parent=RNA38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692" calcext:value-type="float">
            <text:p>692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38.sRNA.exon;Parent=RNA38.sRNA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870" calcext:value-type="float">
            <text:p>870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7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870" calcext:value-type="float">
            <text:p>870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7.sRNA;Parent=RNA7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870" calcext:value-type="float">
            <text:p>870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7.sRNA.exon;Parent=RNA7.sRNA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950" calcext:value-type="float">
            <text:p>95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9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950" calcext:value-type="float">
            <text:p>95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9.sRNA;Parent=RNA9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950" calcext:value-type="float">
            <text:p>95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9.sRNA.exon;Parent=RNA9.sRNA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958" calcext:value-type="float">
            <text:p>958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41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958" calcext:value-type="float">
            <text:p>958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41.sRNA;Parent=RNA41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958" calcext:value-type="float">
            <text:p>958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41.sRNA.exon;Parent=RNA41.sRNA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1026" calcext:value-type="float">
            <text:p>1026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SSUF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1026" calcext:value-type="float">
            <text:p>1026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SSUF.sRNA;Parent=SSUF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1034" calcext:value-type="float">
            <text:p>1034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SSUF.sRNA.exon;Parent=SSUF.sRNA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1084" calcext:value-type="float">
            <text:p>1084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1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1084" calcext:value-type="float">
            <text:p>1084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1.sRNA;Parent=RNA1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1084" calcext:value-type="float">
            <text:p>1084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1.sRNA.exon;Parent=RNA1.sRNA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1236" calcext:value-type="float">
            <text:p>1236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17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1236" calcext:value-type="float">
            <text:p>1236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17.sRNA;Parent=RNA17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1236" calcext:value-type="float">
            <text:p>1236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17.sRNA.exon;Parent=RNA17.sRNA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1284" calcext:value-type="float">
            <text:p>1284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SSUB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1284" calcext:value-type="float">
            <text:p>1284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SSUB.sRNA;Parent=SSUB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1285" calcext:value-type="float">
            <text:p>1285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SSUB.sRNA.exon1;Parent=SSUB.sRNA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1311" calcext:value-type="float">
            <text:p>1311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SSUB.sRNA.exon2;Parent=SSUB.sRNA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1404" calcext:value-type="float">
            <text:p>1404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29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1404" calcext:value-type="float">
            <text:p>1404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29.sRNA;Parent=RNA29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1404" calcext:value-type="float">
            <text:p>1404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29.sRNA.exon;Parent=RNA29.sRNA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1448" calcext:value-type="float">
            <text:p>1448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5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1448" calcext:value-type="float">
            <text:p>1448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5.sRNA;Parent=RNA5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1456" calcext:value-type="float">
            <text:p>1456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5.sRNA.exon;Parent=RNA5.sRNA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1534" calcext:value-type="float">
            <text:p>1534</text:p>
          </table:table-cell>
          <table:table-cell office:value-type="float" office:value="1617" calcext:value-type="float">
            <text:p>16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10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1534" calcext:value-type="float">
            <text:p>1534</text:p>
          </table:table-cell>
          <table:table-cell office:value-type="float" office:value="1617" calcext:value-type="float">
            <text:p>16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10.sRNA;Parent=RNA10</text:p>
          </table:table-cell>
        </table:table-row>
        <table:table-row table:style-name="ro1">
          <table:table-cell office:value-type="string" calcext:value-type="string">
            <text:p>molecule1_SR*Fp*NAPIKpKO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1534" calcext:value-type="float">
            <text:p>1534</text:p>
          </table:table-cell>
          <table:table-cell office:value-type="float" office:value="1617" calcext:value-type="float">
            <text:p>16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10.sRNA.exon;Parent=RNA10.sRNA</text:p>
          </table:table-cell>
        </table:table-row>
        <table:table-row table:style-name="ro1">
          <table:table-cell office:value-type="string" calcext:value-type="string">
            <text:p>molecule2_JEATVDKpUB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74" calcext:value-type="float">
            <text:p>7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19</text:p>
          </table:table-cell>
        </table:table-row>
        <table:table-row table:style-name="ro1">
          <table:table-cell office:value-type="string" calcext:value-type="string">
            <text:p>molecule2_JEATVDKpUB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74" calcext:value-type="float">
            <text:p>7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19.sRNA1;Parent=RNA19</text:p>
          </table:table-cell>
        </table:table-row>
        <table:table-row table:style-name="ro1">
          <table:table-cell office:value-type="string" calcext:value-type="string">
            <text:p>molecule2_JEATVDKpUB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19.sRNA1.exon;Parent=RNA19.sRNA1</text:p>
          </table:table-cell>
        </table:table-row>
        <table:table-row table:style-name="ro1">
          <table:table-cell office:value-type="string" calcext:value-type="string">
            <text:p>molecule2_JEATVDKpUB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74" calcext:value-type="float">
            <text:p>7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19.sRNA2;Parent=RNA19</text:p>
          </table:table-cell>
        </table:table-row>
        <table:table-row table:style-name="ro1">
          <table:table-cell office:value-type="string" calcext:value-type="string">
            <text:p>molecule2_JEATVDKpUB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19.sRNA2.exon;Parent=RNA19.sRNA2</text:p>
          </table:table-cell>
        </table:table-row>
        <table:table-row table:style-name="ro1">
          <table:table-cell office:value-type="string" calcext:value-type="string">
            <text:p>molecule2_JEATVDKpUB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1210" calcext:value-type="float">
            <text:p>1210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LSUB</text:p>
          </table:table-cell>
        </table:table-row>
        <table:table-row table:style-name="ro1">
          <table:table-cell office:value-type="string" calcext:value-type="string">
            <text:p>molecule2_JEATVDKpUB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1210" calcext:value-type="float">
            <text:p>1210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LSUB.sRNA;Parent=LSUB</text:p>
          </table:table-cell>
        </table:table-row>
        <table:table-row table:style-name="ro1">
          <table:table-cell office:value-type="string" calcext:value-type="string">
            <text:p>molecule2_JEATVDKpUB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1210" calcext:value-type="float">
            <text:p>1210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LSUB.sRNA.exon;Parent=LSUB.sRNA</text:p>
          </table:table-cell>
        </table:table-row>
        <table:table-row table:style-name="ro1">
          <table:table-cell office:value-type="string" calcext:value-type="string">
            <text:p>molecule2_JEATVDKpUB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1418" calcext:value-type="float">
            <text:p>1418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30</text:p>
          </table:table-cell>
        </table:table-row>
        <table:table-row table:style-name="ro1">
          <table:table-cell office:value-type="string" calcext:value-type="string">
            <text:p>molecule2_JEATVDKpUB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1418" calcext:value-type="float">
            <text:p>1418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30.sRNA;Parent=RNA30</text:p>
          </table:table-cell>
        </table:table-row>
        <table:table-row table:style-name="ro1">
          <table:table-cell office:value-type="string" calcext:value-type="string">
            <text:p>molecule2_JEATVDKpUB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1420" calcext:value-type="float">
            <text:p>1420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30.sRNA.exon;Parent=RNA30.sRNA</text:p>
          </table:table-cell>
        </table:table-row>
        <table:table-row table:style-name="ro1">
          <table:table-cell office:value-type="string" calcext:value-type="string">
            <text:p>molecule2_JEATVDKpUB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1448" calcext:value-type="float">
            <text:p>1448</text:p>
          </table:table-cell>
          <table:table-cell office:value-type="float" office:value="1478" calcext:value-type="float">
            <text:p>147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X1</text:p>
          </table:table-cell>
        </table:table-row>
        <table:table-row table:style-name="ro1">
          <table:table-cell office:value-type="string" calcext:value-type="string">
            <text:p>molecule2_JEATVDKpUB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1448" calcext:value-type="float">
            <text:p>1448</text:p>
          </table:table-cell>
          <table:table-cell office:value-type="float" office:value="1478" calcext:value-type="float">
            <text:p>147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X1.sRNA;Parent=RNAX1</text:p>
          </table:table-cell>
        </table:table-row>
        <table:table-row table:style-name="ro1">
          <table:table-cell office:value-type="string" calcext:value-type="string">
            <text:p>molecule2_JEATVDKpUB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1448" calcext:value-type="float">
            <text:p>1448</text:p>
          </table:table-cell>
          <table:table-cell office:value-type="float" office:value="1478" calcext:value-type="float">
            <text:p>147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X1.sRNA.exon;Parent=RNAX1.sRNA</text:p>
          </table:table-cell>
        </table:table-row>
        <table:table-row table:style-name="ro1">
          <table:table-cell office:value-type="string" calcext:value-type="string">
            <text:p>molecule2_JEATVDKpUB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1476" calcext:value-type="float">
            <text:p>1476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2</text:p>
          </table:table-cell>
        </table:table-row>
        <table:table-row table:style-name="ro1">
          <table:table-cell office:value-type="string" calcext:value-type="string">
            <text:p>molecule2_JEATVDKpUB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1476" calcext:value-type="float">
            <text:p>1476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2.sRNA;Parent=RNA2</text:p>
          </table:table-cell>
        </table:table-row>
        <table:table-row table:style-name="ro1">
          <table:table-cell office:value-type="string" calcext:value-type="string">
            <text:p>molecule2_JEATVDKpUB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1476" calcext:value-type="float">
            <text:p>1476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2.sRNA.exon;Parent=RNA2.sRNA</text:p>
          </table:table-cell>
        </table:table-row>
        <table:table-row table:style-name="ro1">
          <table:table-cell office:value-type="string" calcext:value-type="string">
            <text:p>molecule2_JEATVDKpUB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1572" calcext:value-type="float">
            <text:p>1572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13</text:p>
          </table:table-cell>
        </table:table-row>
        <table:table-row table:style-name="ro1">
          <table:table-cell office:value-type="string" calcext:value-type="string">
            <text:p>molecule2_JEATVDKpUB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1572" calcext:value-type="float">
            <text:p>1572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13.sRNA.LSU;Parent=RNA13</text:p>
          </table:table-cell>
        </table:table-row>
        <table:table-row table:style-name="ro1">
          <table:table-cell office:value-type="string" calcext:value-type="string">
            <text:p>molecule2_JEATVDKpUB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1573" calcext:value-type="float">
            <text:p>1573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13.sRNA.exon;Parent=RNA13.sRNA.LSU</text:p>
          </table:table-cell>
        </table:table-row>
        <table:table-row table:style-name="ro1">
          <table:table-cell office:value-type="string" calcext:value-type="string">
            <text:p>molecule2_JEATVDKpUB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1572" calcext:value-type="float">
            <text:p>1572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13.sRNA.SSU;Parent=RNA13</text:p>
          </table:table-cell>
        </table:table-row>
        <table:table-row table:style-name="ro1">
          <table:table-cell office:value-type="string" calcext:value-type="string">
            <text:p>molecule2_JEATVDKpUB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1574" calcext:value-type="float">
            <text:p>1574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13.sRNA.exon;Parent=RNA13.sRNA.SSU</text:p>
          </table:table-cell>
        </table:table-row>
        <table:table-row table:style-name="ro1">
          <table:table-cell office:value-type="string" calcext:value-type="string">
            <text:p>molecule2_JEATVDKpUB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1606" calcext:value-type="float">
            <text:p>1606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15</text:p>
          </table:table-cell>
        </table:table-row>
        <table:table-row table:style-name="ro1">
          <table:table-cell office:value-type="string" calcext:value-type="string">
            <text:p>molecule2_JEATVDKpUB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1606" calcext:value-type="float">
            <text:p>1606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15.sRNA;Parent=RNA15</text:p>
          </table:table-cell>
        </table:table-row>
        <table:table-row table:style-name="ro1">
          <table:table-cell office:value-type="string" calcext:value-type="string">
            <text:p>molecule2_JEATVDKpUB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1606" calcext:value-type="float">
            <text:p>1606</text:p>
          </table:table-cell>
          <table:table-cell office:value-type="float" office:value="1632" calcext:value-type="float">
            <text:p>16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15.sRNA.exon;Parent=RNA15.sRNA</text:p>
          </table:table-cell>
        </table:table-row>
        <table:table-row table:style-name="ro1">
          <table:table-cell office:value-type="string" calcext:value-type="string">
            <text:p>molecule2_JEATVDKpUB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1634" calcext:value-type="float">
            <text:p>1634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LSUA</text:p>
          </table:table-cell>
        </table:table-row>
        <table:table-row table:style-name="ro1">
          <table:table-cell office:value-type="string" calcext:value-type="string">
            <text:p>molecule2_JEATVDKpUB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1634" calcext:value-type="float">
            <text:p>1634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LSUA.sRNA;Parent=LSUA</text:p>
          </table:table-cell>
        </table:table-row>
        <table:table-row table:style-name="ro1">
          <table:table-cell office:value-type="string" calcext:value-type="string">
            <text:p>molecule2_JEATVDKpUB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1634" calcext:value-type="float">
            <text:p>1634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LSUA.sRNA.exon;Parent=LSUA.sRNA</text:p>
          </table:table-cell>
        </table:table-row>
        <table:table-row table:style-name="ro1">
          <table:table-cell office:value-type="string" calcext:value-type="string">
            <text:p>molecule2_JEATVDKpUB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1799" calcext:value-type="float">
            <text:p>1799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SSUA</text:p>
          </table:table-cell>
        </table:table-row>
        <table:table-row table:style-name="ro1">
          <table:table-cell office:value-type="string" calcext:value-type="string">
            <text:p>molecule2_JEATVDKpUB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1799" calcext:value-type="float">
            <text:p>1799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SSUA.sRNA;Parent=SSUA</text:p>
          </table:table-cell>
        </table:table-row>
        <table:table-row table:style-name="ro1">
          <table:table-cell office:value-type="string" calcext:value-type="string">
            <text:p>molecule2_JEATVDKpUB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1799" calcext:value-type="float">
            <text:p>1799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SSUA.sRNA.exon;Parent=SSUA.sRNA</text:p>
          </table:table-cell>
        </table:table-row>
        <table:table-row table:style-name="ro1">
          <table:table-cell office:value-type="string" calcext:value-type="string">
            <text:p>molecule2_JEATVDKpUB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1909" calcext:value-type="float">
            <text:p>1909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23t</text:p>
          </table:table-cell>
        </table:table-row>
        <table:table-row table:style-name="ro1">
          <table:table-cell office:value-type="string" calcext:value-type="string">
            <text:p>molecule2_JEATVDKpUB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1909" calcext:value-type="float">
            <text:p>1909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23t.sRNA;Parent=RNA23t</text:p>
          </table:table-cell>
        </table:table-row>
        <table:table-row table:style-name="ro1">
          <table:table-cell office:value-type="string" calcext:value-type="string">
            <text:p>molecule2_JEATVDKpUB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1919" calcext:value-type="float">
            <text:p>1919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23t.sRNA.exon;Parent=RNA23t.sRNA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32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32.sRNA;Parent=RNA32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32.sRNA.exon;Parent=RNA32.sRNA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55" calcext:value-type="float">
            <text:p>5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33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55" calcext:value-type="float">
            <text:p>5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33.sRNA;Parent=RNA33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62" calcext:value-type="float">
            <text:p>6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33.sRNA.exon;Parent=RNA33.sRNA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196" calcext:value-type="float">
            <text:p>19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14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196" calcext:value-type="float">
            <text:p>19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14.sRNA;Parent=RNA14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196" calcext:value-type="float">
            <text:p>19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14.sRNA.exon;Parent=RNA14.sRNA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234" calcext:value-type="float">
            <text:p>234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LSUE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234" calcext:value-type="float">
            <text:p>234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LSUE.sRNA;Parent=LSUE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234" calcext:value-type="float">
            <text:p>234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LSUE.sRNA.exon1;Parent=LSUE.sRNA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342" calcext:value-type="float">
            <text:p>342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LSUE.sRNA.exon2;Parent=LSUE.sRNA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234" calcext:value-type="float">
            <text:p>234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LSUD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234" calcext:value-type="float">
            <text:p>234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LSUD.sRNA;Parent=LSUD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234" calcext:value-type="float">
            <text:p>234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LSUD.sRNA.exon1;Parent=LSUD.sRNA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342" calcext:value-type="float">
            <text:p>342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LSUD.sRNA.exon2;Parent=LSUD.sRNA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517" calcext:value-type="float">
            <text:p>517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11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517" calcext:value-type="float">
            <text:p>517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11.sRNA;Parent=RNA11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522" calcext:value-type="float">
            <text:p>522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11.sRNA.exon;Parent=RNA11.sRNA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575" calcext:value-type="float">
            <text:p>575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16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575" calcext:value-type="float">
            <text:p>575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16.sRNA;Parent=RNA16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576" calcext:value-type="float">
            <text:p>576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16.sRNA.exon;Parent=RNA16.sRNA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772" calcext:value-type="float">
            <text:p>772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40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772" calcext:value-type="float">
            <text:p>772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40.sRNA;Parent=RNA40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772" calcext:value-type="float">
            <text:p>772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40.sRNA.exon;Parent=RNA40.sRNA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850" calcext:value-type="float">
            <text:p>85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18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850" calcext:value-type="float">
            <text:p>85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18.sRNA;Parent=RNA18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850" calcext:value-type="float">
            <text:p>85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18.sRNA.exon;Parent=RNA18.sRNA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869" calcext:value-type="float">
            <text:p>869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8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869" calcext:value-type="float">
            <text:p>869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8.sRNA;Parent=RNA8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869" calcext:value-type="float">
            <text:p>86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8.sRNA.exon;Parent=RNA8.sRNA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999" calcext:value-type="float">
            <text:p>999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28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999" calcext:value-type="float">
            <text:p>999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28.sRNA;Parent=RNA28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999" calcext:value-type="float">
            <text:p>999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RNA28.sRNA.exon;Parent=RNA28.sRNA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1044" calcext:value-type="float">
            <text:p>1044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SSUE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1044" calcext:value-type="float">
            <text:p>1044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SSUE.sRNA;Parent=SSUE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1062" calcext:value-type="float">
            <text:p>1062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SSUE.sRNA.exon;Parent=SSUE.sRNA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1109" calcext:value-type="float">
            <text:p>1109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SSUD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1109" calcext:value-type="float">
            <text:p>1109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SSUD.sRNA;Parent=SSUD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1110" calcext:value-type="float">
            <text:p>111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SSUD.sRNA.exon;Parent=SSUD.sRNA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1212" calcext:value-type="float">
            <text:p>1212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LSUF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1212" calcext:value-type="float">
            <text:p>1212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LSUF.sRNA;Parent=LSUF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1212" calcext:value-type="float">
            <text:p>1212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LSUF.sRNA.exon1;Parent=LSUF.sRNA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1386" calcext:value-type="float">
            <text:p>1386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LSUF.sRNA.exon2;Parent=LSUF.sRNA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1212" calcext:value-type="float">
            <text:p>1212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LSUG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1212" calcext:value-type="float">
            <text:p>1212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LSUG.sRNA;Parent=LSUG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1212" calcext:value-type="float">
            <text:p>1212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LSUG.sRNA.exon1;Parent=LSUG.sRNA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1386" calcext:value-type="float">
            <text:p>1386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LSUG.sRNA.exon2;Parent=LSUG.sRNA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2131" calcext:value-type="float">
            <text:p>2131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coxI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2131" calcext:value-type="float">
            <text:p>2131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coxI.sRNA;Parent=coxI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2131" calcext:value-type="float">
            <text:p>2131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coxI.sRNA.exon;Parent=coxI.sRNA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ne</text:p>
          </table:table-cell>
          <table:table-cell office:value-type="float" office:value="1418" calcext:value-type="float">
            <text:p>1418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coxIII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NA</text:p>
          </table:table-cell>
          <table:table-cell office:value-type="float" office:value="1418" calcext:value-type="float">
            <text:p>1418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coxIII.sRNA;Parent=coxIII</text:p>
          </table:table-cell>
        </table:table-row>
        <table:table-row table:style-name="ro1">
          <table:table-cell office:value-type="string" calcext:value-type="string">
            <text:p>molecule3_PHQJ*OFFpM*B*J*L*VSCQJ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xon</text:p>
          </table:table-cell>
          <table:table-cell office:value-type="float" office:value="1418" calcext:value-type="float">
            <text:p>1418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coxIII.sRNA.exon;Parent=coxIII.sRNA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0:25:34.721122059</meta:creation-date>
    <dc:date>2025-03-18T14:06:16.176670265</dc:date>
    <meta:editing-duration>PT1H24M28S</meta:editing-duration>
    <meta:editing-cycles>1</meta:editing-cycles>
    <meta:document-statistic meta:table-count="2" meta:cell-count="1270" meta:object-count="0"/>
    <meta:generator>LibreOffice/7.3.7.2$Linux_X86_64 LibreOffice_project/30$Build-2</meta:generator>
  </office:meta>
</office:document-meta>
</file>